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left="2.3625in">
        <style:tab-stops/>
      </style:paragraph-properties>
    </style:style>
    <style:style style:name="T2" style:parent-style-name="Privzetapisavaodstavka" style:family="text"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T3" style:parent-style-name="Privzetapisavaodstavka" style:family="text">
      <style:text-properties style:font-name="Times New Roman" style:font-name-asian="Times New Roman" style:font-name-complex="Times New Roman" fo:font-style="italic" style:font-style-asian="italic" style:font-style-complex="italic" fo:font-size="10.5pt" style:font-size-asian="10.5pt" fo:language="hr" fo:country="HR"/>
    </style:style>
    <style:style style:name="T4" style:parent-style-name="Privzetapisavaodstavka" style:family="text"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5" style:parent-style-name="Standard" style:family="paragraph">
      <style:paragraph-properties fo:text-align="justify" fo:margin-left="2.3625in">
        <style:tab-stops/>
      </style:paragraph-properties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6" style:parent-style-name="Standard" style:family="paragraph">
      <style:paragraph-properties fo:text-align="justify" fo:margin-left="2.3625in">
        <style:tab-stops/>
      </style:paragraph-properties>
    </style:style>
    <style:style style:name="T7" style:parent-style-name="Privzetapisavaodstavka" style:family="text"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T8" style:parent-style-name="Privzetapisavaodstavka" style:family="text">
      <style:text-properties style:font-name="Times New Roman" style:font-name-asian="Times New Roman" style:font-name-complex="Times New Roman" fo:font-style="italic" style:font-style-asian="italic" style:font-style-complex="italic" fo:font-size="10.5pt" style:font-size-asian="10.5pt" fo:language="hr" fo:country="HR"/>
    </style:style>
    <style:style style:name="T9" style:parent-style-name="Privzetapisavaodstavka" style:family="text"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0" style:parent-style-name="Standard" style:family="paragraph">
      <style:paragraph-properties fo:text-align="justify" fo:margin-bottom="0.1375in" fo:margin-left="2.3625in">
        <style:tab-stops/>
      </style:paragraph-properties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1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2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3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4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5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6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7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8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19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0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1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2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3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4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5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6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7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8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29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0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1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2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3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4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5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6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7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8" style:parent-style-name="Standard" style:family="paragraph">
      <style:paragraph-properties fo:text-align="justify" fo:margin-bottom="0.1375in"/>
      <style:text-properties style:font-name="Times New Roman" fo:font-style="italic" style:font-style-asian="italic" style:font-style-complex="italic" fo:font-size="10.5pt" style:font-size-asian="10.5pt" fo:language="hr" fo:country="HR"/>
    </style:style>
    <style:style style:name="P39" style:parent-style-name="Standard" style:family="paragraph">
      <style:paragraph-properties fo:text-align="justify"/>
    </style:style>
    <style:style style:name="T40" style:parent-style-name="Privzetapisavaodstavka" style:family="text">
      <style:text-properties style:font-name="Times New Roman" fo:font-size="10.5pt" style:font-size-asian="10.5pt" fo:language="hr" fo:country="HR"/>
    </style:style>
    <style:style style:name="T41" style:parent-style-name="Privzetapisavaodstavka" style:family="text">
      <style:text-properties style:font-name="Times New Roman" fo:font-weight="bold" style:font-weight-asian="bold" style:font-weight-complex="bold" style:text-position="super 66.6%" fo:font-size="10.5pt" style:font-size-asian="10.5pt" fo:language="hr" fo:country="HR"/>
    </style:style>
    <style:style style:name="P42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3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4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5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6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7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8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49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0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1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2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3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4" style:parent-style-name="Standard" style:family="paragraph">
      <style:paragraph-properties fo:text-align="justify" fo:margin-bottom="0.1375in"/>
      <style:text-properties style:font-name="Times New Roman" fo:font-size="10.5pt" style:font-size-asian="10.5pt" fo:language="hr" fo:country="HR"/>
    </style:style>
    <style:style style:name="P55" style:parent-style-name="Standard" style:family="paragraph">
      <style:paragraph-properties fo:text-align="justify"/>
    </style:style>
    <style:style style:name="T56" style:parent-style-name="Privzetapisavaodstavka" style:family="text">
      <style:text-properties style:font-name="Times New Roman" fo:font-weight="bold" style:font-weight-asian="bold" style:font-weight-complex="bold" style:text-position="super 66.6%" fo:font-size="10.5pt" style:font-size-asian="10.5pt" fo:language="hr" fo:country="HR"/>
    </style:style>
    <style:style style:name="T57" style:parent-style-name="Privzetapisavaodstavka" style:family="text">
      <style:text-properties style:font-name="Times New Roman" fo:font-size="10.5pt" style:font-size-asian="10.5pt" fo:language="hr" fo:country="HR"/>
    </style:style>
    <style:style style:name="P58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59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0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1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2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3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4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5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6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7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8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69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70" style:parent-style-name="Standard" style:family="paragraph">
      <style:paragraph-properties fo:text-align="justify" fo:margin-bottom="0.1375in"/>
      <style:text-properties style:font-name="Times New Roman" fo:font-size="10.5pt" style:font-size-asian="10.5pt" fo:language="hr" fo:country="HR"/>
    </style:style>
    <style:style style:name="P71" style:parent-style-name="Standard" style:family="paragraph">
      <style:paragraph-properties fo:text-align="justify"/>
    </style:style>
    <style:style style:name="T72" style:parent-style-name="Privzetapisavaodstavka" style:family="text">
      <style:text-properties style:font-name="Times New Roman" fo:font-size="10.5pt" style:font-size-asian="10.5pt" fo:language="hr" fo:country="HR"/>
    </style:style>
    <style:style style:name="T73" style:parent-style-name="Privzetapisavaodstavka" style:family="text">
      <style:text-properties style:font-name="Times New Roman" fo:font-weight="bold" style:font-weight-asian="bold" style:font-weight-complex="bold" style:text-position="super 66.6%" fo:font-size="10.5pt" style:font-size-asian="10.5pt" fo:language="hr" fo:country="HR"/>
    </style:style>
    <style:style style:name="P74" style:parent-style-name="Standard" style:family="paragraph">
      <style:paragraph-properties fo:text-align="justify"/>
    </style:style>
    <style:style style:name="T75" style:parent-style-name="Privzetapisavaodstavka" style:family="text">
      <style:text-properties style:font-name="Times New Roman" fo:font-weight="bold" style:font-weight-asian="bold" style:font-weight-complex="bold" style:text-position="super 66.6%" fo:font-size="10.5pt" style:font-size-asian="10.5pt" fo:language="hr" fo:country="HR"/>
    </style:style>
    <style:style style:name="T76" style:parent-style-name="Privzetapisavaodstavka" style:family="text">
      <style:text-properties style:font-name="Times New Roman" fo:font-size="10.5pt" style:font-size-asian="10.5pt" fo:language="hr" fo:country="HR"/>
    </style:style>
    <style:style style:name="P77" style:parent-style-name="Standard" style:family="paragraph">
      <style:paragraph-properties fo:text-align="justify"/>
    </style:style>
    <style:style style:name="T78" style:parent-style-name="Privzetapisavaodstavka" style:family="text">
      <style:text-properties style:font-name="Times New Roman" fo:font-size="10.5pt" style:font-size-asian="10.5pt" fo:language="hr" fo:country="HR"/>
    </style:style>
    <style:style style:name="T79" style:parent-style-name="Privzetapisavaodstavka" style:family="text">
      <style:text-properties style:font-name="Times New Roman" style:text-line-through-style="solid" style:text-line-through-width="auto" style:text-line-through-color="font-color" style:text-line-through-mode="continuous" style:text-line-through-type="single" fo:font-size="10.5pt" style:font-size-asian="10.5pt" fo:language="hr" fo:country="HR"/>
    </style:style>
    <style:style style:name="T80" style:parent-style-name="Privzetapisavaodstavka" style:family="text">
      <style:text-properties style:font-name="Times New Roman" fo:font-size="10.5pt" style:font-size-asian="10.5pt" fo:language="hr" fo:country="HR"/>
    </style:style>
    <style:style style:name="P81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2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3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4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5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6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7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8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89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90" style:parent-style-name="Standard" style:family="paragraph">
      <style:paragraph-properties fo:text-align="justify"/>
      <style:text-properties style:font-name="Times New Roman" fo:font-size="10.5pt" style:font-size-asian="10.5pt" fo:language="hr" fo:country="HR"/>
    </style:style>
    <style:style style:name="P91" style:parent-style-name="Standard" style:family="paragraph">
      <style:paragraph-properties fo:text-align="justify" fo:margin-bottom="0.1375in"/>
      <style:text-properties style:font-name="Times New Roman" fo:font-size="10.5pt" style:font-size-asian="10.5pt" fo:language="hr" fo:country="HR"/>
    </style:style>
    <style:style style:name="P92" style:parent-style-name="Standard" style:family="paragraph">
      <style:paragraph-properties fo:text-align="justify"/>
    </style:style>
    <style:style style:name="T93" style:parent-style-name="Privzetapisavaodstavka" style:family="text">
      <style:text-properties style:font-name="Times New Roman" fo:font-weight="bold" style:font-weight-asian="bold" style:font-weight-complex="bold" style:text-position="super 66.6%" fo:font-size="10.5pt" style:font-size-asian="10.5pt" fo:language="hr" fo:country="HR"/>
    </style:style>
    <style:style style:name="T94" style:parent-style-name="Privzetapisavaodstavka" style:family="text">
      <style:text-properties style:font-name="Times New Roman" fo:font-size="10.5pt" style:font-size-asian="10.5pt" fo:language="hr" fo:country="HR"/>
    </style:style>
    <style:style style:name="T95" style:parent-style-name="Privzetapisavaodstavka" style:family="text">
      <style:text-properties style:font-name="Times New Roman" fo:font-size="10.5pt" style:font-size-asian="10.5pt" fo:language="hr" fo:country="HR"/>
    </style:style>
    <style:style style:name="P96" style:parent-style-name="Standard" style:family="paragraph">
      <style:paragraph-properties fo:text-align="justify"/>
    </style:style>
    <style:style style:name="T97" style:parent-style-name="Privzetapisavaodstavka" style:family="text">
      <style:text-properties style:font-name="Times New Roman" fo:font-size="10.5pt" style:font-size-asian="10.5pt" fo:language="hr" fo:country="HR"/>
    </style:style>
    <style:style style:name="T98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9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0" style:parent-style-name="Standard" style:family="paragraph">
      <style:paragraph-properties fo:text-align="justify"/>
    </style:style>
    <style:style style:name="T101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09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0" style:parent-style-name="Standard" style:family="paragraph">
      <style:paragraph-properties fo:text-align="justify"/>
    </style:style>
    <style:style style:name="T111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12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11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1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4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5" style:parent-style-name="Standard" style:family="paragraph">
      <style:paragraph-properties fo:text-align="justify"/>
    </style:style>
    <style:style style:name="T126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12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2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1" style:parent-style-name="Standard" style:family="paragraph">
      <style:paragraph-properties fo:text-align="justify"/>
    </style:style>
    <style:style style:name="T132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39" style:parent-style-name="Standard" style:family="paragraph">
      <style:paragraph-properties fo:text-align="justify"/>
    </style:style>
    <style:style style:name="T140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41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42" style:parent-style-name="Standard" style:family="paragraph">
      <style:paragraph-properties fo:text-align="justify"/>
    </style:style>
    <style:style style:name="T143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44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145" style:parent-style-name="Standard" style:family="paragraph">
      <style:paragraph-properties fo:text-align="justify"/>
    </style:style>
    <style:style style:name="T146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14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48" style:parent-style-name="Standard" style:family="paragraph">
      <style:paragraph-properties fo:text-align="justify"/>
    </style:style>
    <style:style style:name="T14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59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0" style:parent-style-name="Standard" style:family="paragraph">
      <style:paragraph-properties fo:text-align="justify"/>
    </style:style>
    <style:style style:name="T161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162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63" style:parent-style-name="Privzetapisavaodstavka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font-size="10.5pt" style:font-size-asian="10.5pt" fo:language="hr" fo:country="HR"/>
    </style:style>
    <style:style style:name="T164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6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6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77" style:parent-style-name="Standard" style:family="paragraph">
      <style:paragraph-properties fo:text-align="justify"/>
    </style:style>
    <style:style style:name="T178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7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80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18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8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1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2" style:parent-style-name="Standard" style:family="paragraph">
      <style:paragraph-properties fo:text-align="justify"/>
    </style:style>
    <style:style style:name="T193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194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195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19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1" style:parent-style-name="Standard" style:family="paragraph">
      <style:paragraph-properties fo:text-align="justify"/>
    </style:style>
    <style:style style:name="T202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03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hr" fo:country="HR"/>
    </style:style>
    <style:style style:name="T204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0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1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2" style:parent-style-name="Standard" style:family="paragraph">
      <style:paragraph-properties fo:text-align="justify"/>
    </style:style>
    <style:style style:name="T213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14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21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1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6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27" style:parent-style-name="Standard" style:family="paragraph">
      <style:paragraph-properties fo:text-align="justify"/>
    </style:style>
    <style:style style:name="T228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22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6" style:parent-style-name="Standard" style:family="paragraph">
      <style:paragraph-properties fo:text-align="justify"/>
    </style:style>
    <style:style style:name="T23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3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40" style:parent-style-name="Standard" style:family="paragraph">
      <style:paragraph-properties fo:text-align="justify"/>
    </style:style>
    <style:style style:name="T241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42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4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44" style:parent-style-name="Standard" style:family="paragraph">
      <style:paragraph-properties fo:text-align="justify"/>
    </style:style>
    <style:style style:name="T245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46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47" style:parent-style-name="Privzetapisavaodstavka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font-size="10.5pt" style:font-size-asian="10.5pt" fo:language="hr" fo:country="HR"/>
    </style:style>
    <style:style style:name="T248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4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0" style:parent-style-name="Standard" style:family="paragraph">
      <style:paragraph-properties fo:text-align="justify"/>
    </style:style>
    <style:style style:name="T251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52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25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5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67" style:parent-style-name="Standard" style:family="paragraph">
      <style:paragraph-properties fo:text-align="justify"/>
    </style:style>
    <style:style style:name="T268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26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2" style:parent-style-name="Standard" style:family="paragraph">
      <style:paragraph-properties fo:text-align="justify"/>
    </style:style>
    <style:style style:name="T273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76" style:parent-style-name="Standard" style:family="paragraph">
      <style:paragraph-properties fo:text-align="justify"/>
    </style:style>
    <style:style style:name="T27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78" style:parent-style-name="Privzetapisavaodstavka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font-size="10.5pt" style:font-size-asian="10.5pt" fo:language="hr" fo:country="HR"/>
    </style:style>
    <style:style style:name="T27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5" style:parent-style-name="Standard" style:family="paragraph">
      <style:paragraph-properties fo:text-align="justify"/>
    </style:style>
    <style:style style:name="T286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7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88" style:parent-style-name="Standard" style:family="paragraph">
      <style:paragraph-properties fo:text-align="justify"/>
    </style:style>
    <style:style style:name="T28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290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29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29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0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0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02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03" style:parent-style-name="Standard" style:family="paragraph">
      <style:paragraph-properties fo:text-align="justify"/>
    </style:style>
    <style:style style:name="T304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T305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06" style:parent-style-name="Standard" style:family="paragraph">
      <style:paragraph-properties fo:text-align="justify"/>
    </style:style>
    <style:style style:name="T30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308" style:parent-style-name="Privzetapisavaodstavka" style:family="text">
      <style:text-properties style:font-name="Times New Roman" style:font-name-asian="Times New Roman" style:font-name-complex="Times New Roman" style:text-position="super 66.6%" fo:font-size="10.5pt" style:font-size-asian="10.5pt" fo:language="hr" fo:country="HR"/>
    </style:style>
    <style:style style:name="T309" style:parent-style-name="Privzetapisavaodstavka" style:family="text">
      <style:text-properties style:font-name="Times New Roman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font-size="10.5pt" style:font-size-asian="10.5pt" fo:language="hr" fo:country="HR"/>
    </style:style>
    <style:style style:name="T310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1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3" style:parent-style-name="Standard" style:family="paragraph">
      <style:paragraph-properties fo:text-align="justify" fo:margin-bottom="0.1375in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4" style:parent-style-name="Standard" style:family="paragraph">
      <style:paragraph-properties fo:text-align="justify"/>
    </style:style>
    <style:style style:name="T325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326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style:text-position="super 66.6%" fo:font-size="10.5pt" style:font-size-asian="10.5pt" fo:language="hr" fo:country="HR"/>
    </style:style>
    <style:style style:name="P32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28" style:parent-style-name="Standard" style:family="paragraph">
      <style:paragraph-properties fo:text-align="justify"/>
    </style:style>
    <style:style style:name="T329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T330" style:parent-style-name="Privzetapisavaodstavka" style:family="text"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fo:language="hr" fo:country="HR"/>
    </style:style>
    <style:style style:name="T331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3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3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3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3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.5pt" style:font-size-asian="10.5pt" fo:language="hr" fo:country="HR"/>
    </style:style>
    <style:style style:name="P336" style:parent-style-name="Standard" style:family="paragraph">
      <style:paragraph-properties fo:text-align="justify"/>
    </style:style>
    <style:style style:name="T337" style:parent-style-name="Privzetapisavaodstavka" style:family="text">
      <style:text-properties style:font-name="Times New Roman" style:font-name-asian="Times New Roman" style:font-name-complex="Times New Roman" fo:font-size="10.5pt" style:font-size-asian="10.5pt" fo:language="hr" fo:country="HR"/>
    </style:style>
  </office:automatic-styles>
  <office:body>
    <office:text text:use-soft-page-breaks="true">
      <text:p text:style-name="P1"><text:span text:style-name="T2">Michaelis Terplan A</text:span><text:span text:style-name="T3">n̄</text:span><text:span text:style-name="T4">o</text:span></text:p>
      <text:p text:style-name="P5">1786 die 6 Janurÿ</text:p>
      <text:p text:style-name="P6"><text:span text:style-name="T7">Michaelis Terplan A</text:span><text:span text:style-name="T8">n̄</text:span><text:span text:style-name="T9">o</text:span></text:p>
      <text:p text:style-name="P10">Ano 1787 1756 die 2Auguſt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<text:span text:style-name="T40">Marie tak govorjasje.</text:span><text:span text:style-name="T41">7</text:span></text:p>
      <text:p text:style-name="P42">Zdrava boido deiva Maria</text:p>
      <text:p text:style-name="P43">a, milo ſstiſsi ti<text:s/>puna, arje</text:p>
      <text:p text:style-name="P44">ſstobom Bogſia za vſse milo</text:p>
      <text:soft-page-break/>
      <text:p text:style-name="P45">scha.</text:p>
      <text:p text:style-name="P46">Poniznomo Deiva govori hva</text:p>
      <text:p text:style-name="P47">la boidi Bogovi, arie mene lübil, ſsv</text:p>
      <text:p text:style-name="P48">ojom miloschom</text:p>
      <text:p text:style-name="P49">Kerschenikombenaveſzélje,</text:p>
      <text:p text:style-name="P50">te Devicze prietje, ar je Bogi</text:p>
      <text:p text:style-name="P51">takvo to narodjenye.</text:p>
      <text:p text:style-name="P52">Krăll Nebeſski teſze narodi,</text:p>
      <text:p text:style-name="P53">vragu ſsi to pogubi, i<text:s/>kers</text:p>
      <text:p text:style-name="P54"><text:tab/><text:tab/><text:tab/>chenike</text:p>
      <text:p text:style-name="P55"><text:span text:style-name="T56">8</text:span><text:span text:style-name="T57">chenike te vſse on oſslobodi.</text:span></text:p>
      <text:p text:style-name="P58">Zato Bosje oſzlobodjenye, dao</text:p>
      <text:p text:style-name="P59">mo bogovi hvâlo, Kteri nam je</text:p>
      <text:p text:style-name="P60">poſzlal ſsvojo miloscho.</text:p>
      <text:p text:style-name="P61">Arſse Bogu vſsinanizimo,</text:p>
      <text:p text:style-name="P62">nyemo vorno ſslusimo, i na</text:p>
      <text:p text:style-name="P63">z visſe vſzeih ſstvari lübimo</text:p>
      <text:p text:style-name="P64">Ar ti nam boidi, Jesus milo</text:p>
      <text:p text:style-name="P65">ſstiv, ino<text:s/>greihe odpusſti i</text:p>
      <text:p text:style-name="P66">s Nebeſskim krale ſstvom</text:p>
      <text:p text:style-name="P67">da naſs daruje. Amen</text:p>
      <text:p text:style-name="P68">Pro Adventu dies pot Dmca</text:p>
      <text:p text:style-name="P69">Prima Adventus</text:p>
      <text:p text:style-name="P70"><text:tab/><text:tab/>veſselteſse</text:p>
      <text:p text:style-name="P71"><text:span text:style-name="T72"><text:tab/>veſzéltéſze v ſsi vérni vas</text:span><text:span text:style-name="T73">9</text:span></text:p>
      <text:p text:style-name="P74"><text:span text:style-name="T75"><text:tab/></text:span><text:span text:style-name="T76">králl kvam prihajal</text:span></text:p>
      <text:p text:style-name="P77"><text:span text:style-name="T78"><text:tab/>Raduiſse<text:s/></text:span><text:span text:style-name="T79">Ra</text:span><text:span text:style-name="T80"><text:s/>v ſsak na</text:span></text:p>
      <text:p text:style-name="P81">ſsveiti, i ſspeivai kteri z na, ar</text:p>
      <text:p text:style-name="P82">te mocsen vitéz herczeg, v ſsega</text:p>
      <text:p text:style-name="P83">v reimena, poglavnik vſsega</text:p>
      <text:p text:style-name="P84">ſzveita, zdai nate ſsveit ide.</text:p>
      <text:p text:style-name="P85">Sztante goriga primimo, ko</text:p>
      <text:p text:style-name="P86">gaſsmo etak dugo |: Csakali</text:p>
      <text:p text:style-name="P87">seleimu vratám u odperti</text:p>
      <text:p text:style-name="P88">odpritemu dvéri da Goſspod</text:p>
      <text:p text:style-name="P89">takve dike vezdai knam notér</text:p>
      <text:p text:style-name="P90">ide kak ſsem u priSztoij.</text:p>
      <text:p text:style-name="P91"><text:tab/><text:tab/><text:tab/>Nikakve</text:p>
      <text:p text:style-name="P92"><text:span text:style-name="T93">10</text:span><text:span text:style-name="T94">Nikakve ſsvecz ke</text:span><text:span text:style-name="T95"><text:s/>pompe ko</text:span></text:p>
      <text:p text:style-name="P96"><text:span text:style-name="T97">te ſsveit zdersava<text:s/></text:span><text:span text:style-name="T98">‧|‧ niti zla</text:span></text:p>
      <text:p text:style-name="P99">te palicze, prinyem naiti nei</text:p>
      <text:p text:style-name="P100"><text:span text:style-name="T101">ga, ponizen kote rie, nikai z</text:span></text:p>
      <text:p text:style-name="P102">preminoucse ne mara, ſsobo</text:p>
      <text:p text:style-name="P103">nȇsche nȇſsti ſstebra zlata.</text:p>
      <text:p text:style-name="P104">Corona kaga znaisi prȇmi</text:p>
      <text:p text:style-name="P105">noucsi kincs neijè:|: orſsagh vs</text:p>
      <text:p text:style-name="P106">terom kraluje jeſste nasſe ſs</text:p>
      <text:p text:style-name="P107">ercse<text:s/>Blago nyega le prai</text:p>
      <text:p text:style-name="P108">jſst dār nebeſski, ki nam</text:p>
      <text:p text:style-name="P109"><text:tab/><text:tab/><text:tab/>Dusſo</text:p>
      <text:p text:style-name="P110"><text:span text:style-name="T111">Dusſoveſséli,vnyem mamomi</text:span><text:span text:style-name="T112">11</text:span></text:p>
      <text:p text:style-name="P113">préſstor.</text:p>
      <text:p text:style-name="P114">Ki mu zdai vsitki ſslüsi, vo</text:p>
      <text:p text:style-name="P115">r ſsagi nyegovom ‧|‧ onoga go</text:p>
      <text:p text:style-name="P116">ri zviſsi ſspodobi kAngelom,</text:p>
      <text:p text:style-name="P117">mel bo zadovolsino, najem</text:p>
      <text:p text:style-name="P118">miloſzti na nebeſskom ſst</text:p>
      <text:soft-page-break/>
      <text:p text:style-name="P119">olczi, snyim goſspoduvali,</text:p>
      <text:p text:style-name="P120">bo.</text:p>
      <text:p text:style-name="P121">Zato mi ovo vreime, vreidno</text:p>
      <text:p text:style-name="P122">vſsi hvalimo‧|‧I z globokog a</text:p>
      <text:p text:style-name="P123">ſsercza, nyemu Diko ſzpei</text:p>
      <text:p text:style-name="P124"><text:tab/><text:tab/><text:tab/>vaimo</text:p>
      <text:p text:style-name="P125"><text:span text:style-name="T126">12</text:span><text:span text:style-name="T127">ſzpeivaimo králi i Goſspo</text:span></text:p>
      <text:p text:style-name="P128">da, od koga tākve dari</text:p>
      <text:p text:style-name="P129">more mo mi csakati ſéie</text:p>
      <text:p text:style-name="P130">bluzü.</text:p>
      <text:p text:style-name="P131"><text:span text:style-name="T132">Hosiaña vuviſsini, ki z</text:span></text:p>
      <text:p text:style-name="P133">dai knam prihajas :|: pra</text:p>
      <text:p text:style-name="P134">vomi Bosjemi ſzini,<text:s/>kiſse</text:p>
      <text:p text:style-name="P135">zemli zveischa, odicsen</text:p>
      <text:p text:style-name="P136">boidi Bogh, ki knam doli</text:p>
      <text:p text:style-name="P137">pri haja, ſz peivai te diko</text:p>
      <text:p text:style-name="P138">nyega, z Psalmusi i zPé</text:p>
      <text:p text:style-name="P139"><text:span text:style-name="T140">ſsmami.Amen.</text:span></text:p>
      <text:p text:style-name="P141"><text:tab/><text:tab/><text:tab/>Alia ad ea</text:p>
      <text:p text:style-name="P142"><text:span text:style-name="T143">Alia ad eadem Notam</text:span><text:span text:style-name="T144">13</text:span></text:p>
      <text:p text:style-name="P145"><text:span text:style-name="T146"><text:tab/></text:span><text:span text:style-name="T147">veſselteſse v ſsi vér</text:span></text:p>
      <text:p text:style-name="P148"><text:span text:style-name="T149"><text:tab/>ni, vmilosche vreime</text:span></text:p>
      <text:p text:style-name="P150"><text:tab/>ni ‧|‧ Prisloie zveli</text:p>
      <text:p text:style-name="P151">csanye, ſzam Goſspod te</text:p>
      <text:p text:style-name="P152">Dike: brezivſse preczimbe,</text:p>
      <text:p text:style-name="P153">dȯnok zmosen imocsen, dabi</text:p>
      <text:p text:style-name="P154">vſsegaveics potrelorſsaga vr</text:p>
      <text:p text:style-name="P155">aisega.</text:p>
      <text:p text:style-name="P156">On ide knăm jeizdi na ed</text:p>
      <text:p text:style-name="P157">noi ſzomariczi :|: zato dabi</text:p>
      <text:p text:style-name="P158">ſse rad dáll za naz aldűvati</text:p>
      <text:p text:style-name="P159"><text:tab/><text:tab/><text:tab/>vecsno</text:p>
      <text:p text:style-name="P160"><text:span text:style-name="T161">14</text:span><text:span text:style-name="T162">vecsno blago</text:span><text:span text:style-name="T163">enſztvo</text:span><text:span text:style-name="T164"><text:s/>neſse on</text:span></text:p>
      <text:p text:style-name="P165">ſsam ſchezadobiti, i nebeſsha</text:p>
      <text:p text:style-name="P166">namdati, po ne<text:s/>dusnoi/ſsme</text:p>
      <text:p text:style-name="P167">rti/kervi/</text:p>
      <text:p text:style-name="P168">Ni kopja ni korone n a</text:p>
      <text:p text:style-name="P169">ſsveiti neische :|: vu Nebeſsih</text:p>
      <text:p text:style-name="P170">kraleſstvo ar ſspravlenomu</text:p>
      <text:p text:style-name="P171">je,on sche ovdi ſsvo mocs ino</text:p>
      <text:p text:style-name="P172">diko z kriti, doklam ſsvega</text:p>
      <text:p text:style-name="P173">ocza volo ſche ſspuniti.</text:p>
      <text:p text:style-name="P174">Kiſste zmosni na ſsveiti</text:p>
      <text:p text:style-name="P175">toga Krallja primte‧|:</text:p>
      <text:p text:style-name="P176"><text:tab/><text:tab/>Pomocs</text:p>
      <text:p text:style-name="P177"><text:span text:style-name="T178">Pomocs meti</text:span><text:span text:style-name="T179"><text:s/>csi schete vje</text:span><text:span text:style-name="T180">15</text:span></text:p>
      <text:p text:style-name="P181">ga ſstezai hoditi ka vne</text:p>
      <text:p text:style-name="P182">beſsha pela; Akoga os po</text:p>
      <text:p text:style-name="P183">tate, i preg nyim ſse zgizdate,</text:p>
      <text:p text:style-name="P184">on vaſs pokastigal.</text:p>
      <text:p text:style-name="P185">Kteri na vasſem konczi</text:p>
      <text:p text:style-name="P186">ieſste vu priskrinyai‧|:Bo</text:p>
      <text:p text:style-name="P187">te dobre vole, ſspeivaite</text:p>
      <text:p text:style-name="P188">mu z Psalmusſi, Bogha</text:p>
      <text:p text:style-name="P189">hvalte ſspeſsmami, onje</text:p>
      <text:p text:style-name="P190">vasſ kincs nai<text:s/>bolsi.</text:p>
      <text:p text:style-name="P191"><text:tab/><text:tab/>on ſsko</text:p>
      <text:soft-page-break/>
      <text:p text:style-name="P192"><text:span text:style-name="T193">16</text:span><text:span text:style-name="T194">On ſskoro hocse priti a</text:span><text:span text:style-name="T195"><text:s/>to i</text:span></text:p>
      <text:p text:style-name="P196">ſsvojoi Diki‧|:Vasſo ſaloſst</text:p>
      <text:p text:style-name="P197">dreſselie oberne na radoſst,</text:p>
      <text:p text:style-name="P198">vte mu Lam pasſe goto viga</text:p>
      <text:p text:style-name="P199">csakaite, onje ſe na po uti&amp;</text:p>
      <text:p text:style-name="P200"><text:tab/>Alia</text:p>
      <text:p text:style-name="P201"><text:span text:style-name="T202"><text:tab/></text:span><text:span text:style-name="T203">H</text:span><text:span text:style-name="T204">odi zvelicsitel ludi</text:span></text:p>
      <text:p text:style-name="P205"><text:tab/>zkaſi Diviczæ rois</text:p>
      <text:p text:style-name="P206"><text:tab/>tvo, nad kem ſse ſsv</text:p>
      <text:p text:style-name="P207">eit csu̇duje da deiva Boga</text:p>
      <text:p text:style-name="P208">rodi.</text:p>
      <text:p text:style-name="P209">Nei od moska ſsemena,</text:p>
      <text:p text:style-name="P210">negh od<text:s/>Duha</text:p>
      <text:p text:style-name="P211"><text:tab/><text:tab/>ſsvetoga</text:p>
      <text:p text:style-name="P212"><text:span text:style-name="T213">ſsvetoga, Christus teilo na</text:span><text:span text:style-name="T214">17</text:span></text:p>
      <text:p text:style-name="P215">ſse vzel, vDeivæ Mariæ</text:p>
      <text:p text:style-name="P216">utrobe,</text:p>
      <text:p text:style-name="P217">Nye vreime ſspunyava</text:p>
      <text:p text:style-name="P218">ſse, i Deistvo zmirom ob</text:p>
      <text:p text:style-name="P219">ſstoo, v csiſsto csiſsta poprie</text:p>
      <text:p text:style-name="P220">e on od ſsvetoga Duha.</text:p>
      <text:p text:style-name="P221">Odocza z Nebeſs knam pri</text:p>
      <text:p text:style-name="P222">de, koczu nazai isalje do</text:p>
      <text:p text:style-name="P223">li ſstopi na pekel, i gori<text:s/>v Ne</text:p>
      <text:p text:style-name="P224">bo isalje.</text:p>
      <text:p text:style-name="P225">Tve jaſsliſse ſsveibio, i nouva</text:p>
      <text:p text:style-name="P226"><text:tab/><text:tab/><text:tab/>ſzvetlot</text:p>
      <text:p text:style-name="P227"><text:span text:style-name="T228">18</text:span><text:span text:style-name="T229">ſzvetloſst ſsveiti, koii nocs ne</text:span></text:p>
      <text:p text:style-name="P230">mre ſkoditi, ar ſse zvörom</text:p>
      <text:p text:style-name="P231">vre ſsveiti.</text:p>
      <text:p text:style-name="P232">Hvala Ti boidi otecz, hva</text:p>
      <text:p text:style-name="P233">lati boidi i ſsin, hvalati boi</text:p>
      <text:p text:style-name="P234">di ſzveti Düh, vezdai vek</text:p>
      <text:p text:style-name="P235">vekomaAme&amp;.</text:p>
      <text:p text:style-name="P236"><text:span text:style-name="T237">DMFca‧11 Adventus Dn̄i</text:span></text:p>
      <text:p text:style-name="P238">Lmezi 28. Nota AsAttyaUr, Pst</text:p>
      <text:p text:style-name="P239"><text:tab/><text:tab/>Otecz Gosz podin Bo</text:p>
      <text:p text:style-name="P240"><text:span text:style-name="T241"><text:tab/></text:span><text:span text:style-name="T242"><text:tab/>gh Adama gda ſst</text:span></text:p>
      <text:p text:style-name="P243"><text:tab/><text:tab/>voriga, kimuje reics</text:p>
      <text:p text:style-name="P244"><text:span text:style-name="T245"><text:tab/></text:span><text:span text:style-name="T246"><text:tab/>prelomil,<text:s/></text:span><text:span text:style-name="T247">v</text:span><text:span text:style-name="T248">ſsvega ſzi namu</text:span></text:p>
      <text:p text:style-name="P249"><text:tab/><text:tab/><text:tab/><text:tab/><text:tab/>ie obecsa</text:p>
      <text:p text:style-name="P250"><text:span text:style-name="T251">obecsal, vreime gda vre</text:span><text:span text:style-name="T252">19</text:span></text:p>
      <text:p text:style-name="P253">ſs puniſse, za grehe puſsti</text:p>
      <text:p text:style-name="P254">ſsina..</text:p>
      <text:p text:style-name="P255">To vre' vnogi ſstari ſele</text:p>
      <text:p text:style-name="P256">tiſso videti, nate ſsveit poro</text:p>
      <text:p text:style-name="P257">djenya Zvelicsitela Jesus</text:p>
      <text:p text:style-name="P258">ſa, kiſse za naſs na rodil</text:p>
      <text:p text:style-name="P259">dabi naſs odkupil.</text:p>
      <text:p text:style-name="P260">Verni kèrscheniczi i veru</text:p>
      <text:p text:style-name="P261">imo mi priseſstyu ino za</text:p>
      <text:p text:style-name="P262">naz rodjeim, a ino na</text:p>
      <text:p text:style-name="P263">krisnom dreivi terpleiny</text:p>
      <text:p text:style-name="P264">u, i vnebe ſsa zaſstoplejnyu</text:p>
      <text:p text:style-name="P265">Goſspodna Jesusſa</text:p>
      <text:p text:style-name="P266"><text:tab/><text:tab/>veseli</text:p>
      <text:p text:style-name="P267"><text:span text:style-name="T268">20</text:span><text:span text:style-name="T269">Veſseli csakaimo na ſsveit</text:span></text:p>
      <text:p text:style-name="P270">priseſsna Bouga, ino pit</text:p>
      <text:soft-page-break/>
      <text:p text:style-name="P271">ana dnéva, itakai poſslei</text:p>
      <text:p text:style-name="P272"><text:span text:style-name="T273">gnya vreumena, Xt͠usſa na</text:span></text:p>
      <text:p text:style-name="P274">rodjenye nam bode veſselje.</text:p>
      <text:p text:style-name="P275">Ki pride opitat verne ſsvo</text:p>
      <text:p text:style-name="P276"><text:span text:style-name="T277">je<text:s/></text:span><text:span text:style-name="T278">ſzvoje</text:span><text:span text:style-name="T279"><text:s/>kſsebi zvati, i naſs</text:span></text:p>
      <text:p text:style-name="P280">vſseih oſslobajat, vu Nebe</text:p>
      <text:p text:style-name="P281">ſski orſsagh naſs pelat, gr</text:p>
      <text:p text:style-name="P282">eisnike on vſse potere, i na</text:p>
      <text:p text:style-name="P283">pekel<text:s/>verse.</text:p>
      <text:p text:style-name="P284">Sztrasno bode vnogim</text:p>
      <text:p text:style-name="P285"><text:span text:style-name="T286">Xt͠usſevu priseſstje</text:span></text:p>
      <text:p text:style-name="P287"><text:tab/><text:tab/>never</text:p>
      <text:p text:style-name="P288"><text:span text:style-name="T289">neverni ſententja, ā tim</text:span><text:span text:style-name="T290">21</text:span></text:p>
      <text:p text:style-name="P291">vérnim pa bou veſselje, a ne</text:p>
      <text:p text:style-name="P292">verniczi bodo, vekvecsnoſsk</text:p>
      <text:p text:style-name="P293">varjenyei.</text:p>
      <text:p text:style-name="P294">Hotte veli kmeni blaiseni Oc</text:p>
      <text:p text:style-name="P295">za mega, i nyega dragi ſsi</text:p>
      <text:p text:style-name="P296">ni, i pokorne ovcsicze nye</text:p>
      <text:p text:style-name="P297">ga, ar vekvécsna<text:s/>blaisenſstva</text:p>
      <text:p text:style-name="P298">delniczi vi botte.</text:p>
      <text:p text:style-name="P299">Oditte od mene prekleczi</text:p>
      <text:p text:style-name="P300">ocza mega, i ne vérni ſsinove,</text:p>
      <text:p text:style-name="P301">nepokorne nyega ovcsicze</text:p>
      <text:p text:style-name="P302"><text:tab/><text:tab/>ar vekve</text:p>
      <text:p text:style-name="P303"><text:span text:style-name="T304">22</text:span><text:span text:style-name="T305">arvekvecsna ſskvarjena, vi</text:span></text:p>
      <text:p text:style-name="P306"><text:span text:style-name="T307">ſste</text:span><text:span text:style-name="T308">vſzi<text:s/></text:span><text:span text:style-name="T309">xx</text:span><text:span text:style-name="T310"><text:s/>ſsinouve.</text:span></text:p>
      <text:p text:style-name="P311">Konecz hocsé biti na pitan</text:p>
      <text:p text:style-name="P312">dén vſsakomu, dobromu ino</text:p>
      <text:p text:style-name="P313">hudo, takai ſaloſsnomu plak</text:p>
      <text:p text:style-name="P314">anyu, ar delniczi bodemo vécs</text:p>
      <text:p text:style-name="P315">noga blaisenſztva.</text:p>
      <text:p text:style-name="P316">Hvala Oczu Bougu, Dika</text:p>
      <text:p text:style-name="P317">ſsinu nyegovomo, boidi Jesus</text:p>
      <text:p text:style-name="P318">Christusſu, i zvelicsitelu na</text:p>
      <text:p text:style-name="P319">sſemu ſsvetim Duhom nav</text:p>
      <text:p text:style-name="P320">ſse vekvekoma Amen</text:p>
      <text:p text:style-name="P321">Alia Ohti greisn Cslovik.</text:p>
      <text:p text:style-name="P322">Proſsim i opominam</text:p>
      <text:p text:style-name="P323"><text:tab/><text:tab/><text:tab/>Dnica</text:p>
      <text:p text:style-name="P324"><text:span text:style-name="T325">D̅nica III. Adventus D̅ni</text:span><text:span text:style-name="T326">23</text:span></text:p>
      <text:p text:style-name="P327">Eg̅lium Matt. 11‧2‧10‧</text:p>
      <text:p text:style-name="P328"><text:span text:style-name="T329"><text:tab/></text:span><text:span text:style-name="T330">V</text:span><text:span text:style-name="T331">ſzakomu csloveku mi</text:span></text:p>
      <text:p text:style-name="P332"><text:tab/>navkup zvelicsanye</text:p>
      <text:p text:style-name="P333"><text:tab/>ino Kwpi Dusſsni mir</text:p>
      <text:p text:style-name="P334">nazvescsuimo i obradoſst, ar</text:p>
      <text:p text:style-name="P335">Nebeſski otecz Bogh znami</text:p>
      <text:p text:style-name="P336"><text:span text:style-name="T337">ſseje zmir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zh" style:country-asian="CN" style:language-complex="hi" style:country-complex="IN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Napis" style:display-name="Na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na Ditmajer</meta:initial-creator>
    <dc:creator>Nina Ditmajer</dc:creator>
    <meta:creation-date>2021-10-04T08:16:00Z</meta:creation-date>
    <dc:date>2021-10-04T08:16:00Z</dc:date>
    <meta:template xlink:href="Normal" xlink:type="simple"/>
    <meta:editing-cycles>2</meta:editing-cycles>
    <meta:editing-duration>PT0S</meta:editing-duration>
    <meta:document-statistic meta:page-count="5" meta:paragraph-count="10" meta:word-count="817" meta:character-count="5469" meta:row-count="38" meta:non-whitespace-character-count="4662"/>
  </office:meta>
</office:document-meta>
</file>